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 style:punctuation-wrap="hanging" style:writing-mode="lr-tb">
        <style:tab-stops>
          <style:tab-stop style:position="0.4488in"/>
          <style:tab-stop style:position="0.8976in"/>
          <style:tab-stop style:position="1.3465in"/>
          <style:tab-stop style:position="1.7953in"/>
          <style:tab-stop style:position="2.2441in"/>
          <style:tab-stop style:position="2.6929in"/>
          <style:tab-stop style:position="3.1417in"/>
          <style:tab-stop style:position="3.5906in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0c081"/>
      <style:paragraph-properties fo:margin-left="0in" fo:margin-right="0in" fo:margin-top="0in" fo:margin-bottom="0in" fo:line-height="100%" fo:text-align="center" fo:text-indent="0in" style:punctuation-wrap="hanging" style:writing-mode="lr-tb" style:font-independent-line-spacing="true">
        <style:tab-stops>
          <style:tab-stop style:position="0.4488in"/>
          <style:tab-stop style:position="0.8976in"/>
          <style:tab-stop style:position="1.3465in"/>
          <style:tab-stop style:position="1.7953in"/>
          <style:tab-stop style:position="2.2441in"/>
          <style:tab-stop style:position="2.6929in"/>
          <style:tab-stop style:position="3.1417in"/>
          <style:tab-stop style:position="3.5906in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00c081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>
          <style:tab-stop style:position="0.4488in"/>
          <style:tab-stop style:position="0.8976in"/>
          <style:tab-stop style:position="1.3465in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00c081"/>
      <style:paragraph-properties fo:margin-left="0in" fo:margin-right="0in" fo:margin-top="0in" fo:margin-bottom="0in" fo:line-height="100%" fo:text-align="start" fo:text-indent="0in" style:punctuation-wrap="hanging" style:writing-mode="lr-tb" style:font-independent-line-spacing="true">
        <style:tab-stops>
          <style:tab-stop style:position="0.4488in"/>
          <style:tab-stop style:position="0.8976in"/>
          <style:tab-stop style:position="1.3465in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punctuation-wrap="hanging" style:writing-mode="lr-tb"/>
      <style:text-properties fo:hyphenate="false"/>
    </style:style>
    <style:style style:name="P7" style:family="paragraph">
      <loext:graphic-properties draw:fill="solid" draw:fill-color="#f79646"/>
      <style:paragraph-properties fo:margin-left="0in" fo:margin-right="0in" fo:margin-top="0in" fo:margin-bottom="0in" fo:line-height="100%" fo:text-align="center" fo:text-indent="0in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8064a2"/>
      <style:paragraph-properties fo:margin-left="0in" fo:margin-right="0in" fo:margin-top="0in" fo:margin-bottom="0in" fo:line-height="100%" fo:text-align="center" fo:text-indent="0in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c0504d"/>
      <style:paragraph-properties fo:margin-left="0in" fo:margin-right="0in" fo:margin-top="0in" fo:margin-bottom="0in" fo:line-height="100%" fo:text-align="center" fo:text-indent="0in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4f81bd"/>
      <style:paragraph-properties fo:margin-left="0in" fo:margin-right="0in" fo:margin-top="0in" fo:margin-bottom="0in" fo:line-height="100%" fo:text-align="center" fo:text-indent="0in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punctuation-wrap="hanging" style:writing-mode="lr-tb"/>
      <style:text-properties fo:hyphenate="false"/>
    </style:style>
    <style:style style:name="P12" style:family="paragraph">
      <loext:graphic-properties draw:fill="solid" draw:fill-color="#4bacc6"/>
      <style:paragraph-properties fo:margin-left="0in" fo:margin-right="0in" fo:margin-top="0in" fo:margin-bottom="0in" fo:line-height="100%" fo:text-align="start" fo:text-indent="0in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FreeSans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f6228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10pt" fo:letter-spacing="normal" fo:font-style="normal" fo:text-shadow="none" style:text-underline-style="none" fo:font-weight="normal" style:letter-kerning="true" style:font-name-asian="Liberation Sans2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81in" svg:stroke-color="#000000" draw:marker-start="" draw:marker-start-width="0.139in" draw:marker-start-center="false" draw:marker-end="" draw:marker-end-width="0.139in" draw:marker-end-center="false" draw:stroke-linejoin="round" draw:fill="solid" draw:fill-color="#00c081" draw:textarea-horizontal-align="justify" draw:textarea-vertical-align="middle" draw:auto-grow-height="false" draw:fit-to-size="false" style:shrink-to-fit="false" fo:min-height="0.248in" fo:min-width="2.4098in" fo:padding-top="0.0866in" fo:padding-bottom="0.0866in" fo:padding-left="0.1736in" fo:padding-right="0.1736in" fo:wrap-option="no-wrap" draw:shadow="hidden" draw:shadow-offset-x="0.1402in" draw:shadow-offset-y="0.1402in" draw:shadow-color="#808080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81in" svg:stroke-color="#000000" draw:marker-start="" draw:marker-start-width="0.139in" draw:marker-start-center="false" draw:marker-end="" draw:marker-end-width="0.139in" draw:marker-end-center="false" draw:stroke-linejoin="round" draw:fill="solid" draw:fill-color="#00c081" draw:textarea-horizontal-align="justify" draw:textarea-vertical-align="middle" draw:auto-grow-height="false" draw:fit-to-size="false" style:shrink-to-fit="false" fo:min-height="0.2472in" fo:min-width="2.4098in" fo:padding-top="0.0866in" fo:padding-bottom="0.0866in" fo:padding-left="0.1736in" fo:padding-right="0.1736in" fo:wrap-option="no-wrap" draw:shadow="hidden" draw:shadow-offset-x="0.1402in" draw:shadow-offset-y="0.1402in" draw:shadow-color="#808080"/>
    </style:style>
    <style:style style:name="gr5" style:family="graphic">
      <style:graphic-properties draw:stroke="solid" svg:stroke-width="0.0181in" svg:stroke-color="#000000" draw:marker-start="" draw:marker-start-width="0.139in" draw:marker-start-center="false" draw:marker-end="" draw:marker-end-width="0.139in" draw:marker-end-center="false" draw:stroke-linejoin="round" draw:fill="solid" draw:fill-color="#00c081" draw:textarea-horizontal-align="justify" draw:textarea-vertical-align="middle" draw:auto-grow-height="false" draw:fit-to-size="false" style:shrink-to-fit="false" fo:min-height="0.2472in" fo:min-width="2.4098in" fo:padding-top="0.0866in" fo:padding-bottom="0.0866in" fo:padding-left="0.1736in" fo:padding-right="0.1736in" fo:wrap-option="no-wrap" draw:shadow="hidden" draw:shadow-offset-x="0.1402in" draw:shadow-offset-y="0.1402in" draw:shadow-color="#808080"/>
    </style:style>
    <style:style style:name="gr6" style:family="graphic">
      <style:graphic-properties draw:stroke="solid" svg:stroke-width="0.0181in" svg:stroke-color="#000000" draw:marker-start="" draw:marker-start-width="0.139in" draw:marker-start-center="false" draw:marker-end="" draw:marker-end-width="0.139in" draw:marker-end-center="false" draw:stroke-linejoin="round" draw:fill="solid" draw:fill-color="#00c081" draw:textarea-horizontal-align="justify" draw:textarea-vertical-align="middle" draw:auto-grow-height="false" draw:fit-to-size="false" style:shrink-to-fit="false" fo:min-height="0.248in" fo:min-width="2.4098in" fo:padding-top="0.0866in" fo:padding-bottom="0.0866in" fo:padding-left="0.1736in" fo:padding-right="0.1736in" fo:wrap-option="no-wrap" draw:shadow="hidden" draw:shadow-offset-x="0.1402in" draw:shadow-offset-y="0.1402in" draw:shadow-color="#808080"/>
    </style:style>
    <style:style style:name="gr7" style:family="graphic">
      <style:graphic-properties draw:stroke="solid" svg:stroke-width="0.0181in" svg:stroke-color="#000000" draw:marker-start="" draw:marker-start-width="0.139in" draw:marker-start-center="false" draw:marker-end="" draw:marker-end-width="0.139in" draw:marker-end-center="false" draw:stroke-linejoin="round" draw:fill="solid" draw:fill-color="#00c081" draw:textarea-horizontal-align="justify" draw:textarea-vertical-align="middle" draw:auto-grow-height="false" draw:fit-to-size="false" style:shrink-to-fit="false" fo:min-height="0.2472in" fo:min-width="2.4098in" fo:padding-top="0.0866in" fo:padding-bottom="0.0866in" fo:padding-left="0.1736in" fo:padding-right="0.1736in" fo:wrap-option="no-wrap" draw:shadow="hidden" draw:shadow-offset-x="0.1402in" draw:shadow-offset-y="0.1402in" draw:shadow-color="#808080"/>
    </style:style>
    <style:style style:name="gr8" style:family="graphic">
      <style:graphic-properties draw:stroke="solid" svg:stroke-width="0.0181in" svg:stroke-color="#000000" draw:marker-start="" draw:marker-start-width="0.139in" draw:marker-start-center="false" draw:marker-end="" draw:marker-end-width="0.139in" draw:marker-end-center="false" draw:stroke-linejoin="round" draw:fill="solid" draw:fill-color="#00c081" draw:textarea-horizontal-align="justify" draw:textarea-vertical-align="middle" draw:auto-grow-height="false" draw:fit-to-size="false" style:shrink-to-fit="false" fo:min-height="0.248in" fo:min-width="2.4098in" fo:padding-top="0.0866in" fo:padding-bottom="0.0866in" fo:padding-left="0.1736in" fo:padding-right="0.1736in" fo:wrap-option="no-wrap" draw:shadow="hidden" draw:shadow-offset-x="0.1402in" draw:shadow-offset-y="0.1402in" draw:shadow-color="#808080"/>
    </style:style>
    <style:style style:name="gr9" style:family="graphic">
      <style:graphic-properties draw:stroke="solid" svg:stroke-width="0.0181in" svg:stroke-color="#000000" draw:marker-start="" draw:marker-start-width="0.139in" draw:marker-start-center="false" draw:marker-end="" draw:marker-end-width="0.139in" draw:marker-end-center="false" draw:stroke-linejoin="round" draw:fill="solid" draw:fill-color="#00c081" draw:textarea-horizontal-align="justify" draw:textarea-vertical-align="middle" draw:auto-grow-height="false" draw:fit-to-size="false" style:shrink-to-fit="false" fo:min-height="0.2472in" fo:min-width="2.4098in" fo:padding-top="0.0866in" fo:padding-bottom="0.0866in" fo:padding-left="0.1736in" fo:padding-right="0.1736in" fo:wrap-option="no-wrap" draw:shadow="hidden" draw:shadow-offset-x="0.1402in" draw:shadow-offset-y="0.1402in" draw:shadow-color="#808080"/>
    </style:style>
    <style:style style:name="gr10" style:family="graphic">
      <style:graphic-properties draw:stroke="solid" svg:stroke-width="0.1472in" svg:stroke-color="#000000" draw:marker-start="msArrowEnd_20_5" draw:marker-start-width="0.4417in" draw:marker-start-center="false" draw:marker-end="msArrowEnd_20_5" draw:marker-end-width="0.4417in" draw:marker-end-center="false" draw:fill="solid" draw:fill-color="#00c081" draw:textarea-horizontal-align="justify" draw:textarea-vertical-align="top" draw:auto-grow-height="false" fo:min-height="0.7591in" fo:min-width="0in" fo:padding-top="0.0866in" fo:padding-bottom="0.0866in" fo:padding-left="0.1736in" fo:padding-right="0.1736in" fo:wrap-option="wrap" draw:shadow="hidden" draw:shadow-offset-x="0.1402in" draw:shadow-offset-y="0.1402in" draw:shadow-color="#808080"/>
    </style:style>
    <style:style style:name="gr11" style:family="graphic">
      <style:graphic-properties draw:stroke="none" svg:stroke-width="0in" svg:stroke-color="#3465a4" draw:marker-start="" draw:marker-start-width="0.139in" draw:marker-start-center="false" draw:marker-end="" draw:marker-end-width="0.139in" draw:marker-end-center="false" draw:fill="solid" draw:fill-color="#00c081" draw:textarea-horizontal-align="justify" draw:textarea-vertical-align="top" draw:auto-grow-height="false" draw:fit-to-size="false" style:shrink-to-fit="false" fo:min-height="0.2791in" fo:min-width="1.9508in" fo:padding-top="0.0866in" fo:padding-bottom="0.0866in" fo:padding-left="0.1736in" fo:padding-right="0.1736in" fo:wrap-option="no-wrap" draw:shadow="hidden" draw:shadow-offset-x="0.1402in" draw:shadow-offset-y="0.1402in" draw:shadow-color="#808080"/>
    </style:style>
    <style:style style:name="gr12" style:family="graphic">
      <style:graphic-properties draw:stroke="solid" svg:stroke-width="0.0492in" svg:stroke-color="#b66e33" draw:marker-start="" draw:marker-start-width="0.139in" draw:marker-start-center="false" draw:marker-end="" draw:marker-end-width="0.139in" draw:marker-end-center="false" draw:fill="solid" draw:fill-color="#f79646" draw:textarea-horizontal-align="justify" draw:textarea-vertical-align="middle" draw:auto-grow-height="false" draw:fit-to-size="false" style:shrink-to-fit="false" fo:min-height="0.25in" fo:min-width="4.1354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13" style:family="graphic">
      <style:graphic-properties draw:stroke="solid" svg:stroke-width="0.0492in" svg:stroke-color="#5e4977" draw:marker-start="" draw:marker-start-width="0.139in" draw:marker-start-center="false" draw:marker-end="" draw:marker-end-width="0.139in" draw:marker-end-center="false" draw:fill="solid" draw:fill-color="#8064a2" draw:textarea-horizontal-align="justify" draw:textarea-vertical-align="middle" draw:auto-grow-height="false" draw:fit-to-size="false" style:shrink-to-fit="false" fo:min-height="0.2492in" fo:min-width="4.1339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14" style:family="graphic">
      <style:graphic-properties draw:stroke="solid" svg:stroke-width="0.0492in" svg:stroke-color="#8e3b38" draw:marker-start="" draw:marker-start-width="0.139in" draw:marker-start-center="false" draw:marker-end="" draw:marker-end-width="0.139in" draw:marker-end-center="false" draw:fill="solid" draw:fill-color="#c0504d" draw:textarea-horizontal-align="justify" draw:textarea-vertical-align="middle" draw:auto-grow-height="false" draw:fit-to-size="false" style:shrink-to-fit="false" fo:min-height="0.1661in" fo:min-width="0.898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15" style:family="graphic">
      <style:graphic-properties draw:stroke="solid" svg:stroke-width="0.0492in" svg:stroke-color="#3a5f8b" draw:marker-start="" draw:marker-start-width="0.139in" draw:marker-start-center="false" draw:marker-end="" draw:marker-end-width="0.139in" draw:marker-end-center="false" draw:fill="solid" draw:fill-color="#4f81bd" draw:textarea-horizontal-align="justify" draw:textarea-vertical-align="bottom" draw:auto-grow-height="false" draw:fit-to-size="false" style:shrink-to-fit="false" fo:min-height="0.6201in" fo:min-width="0.9965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16" style:family="graphic">
      <style:graphic-properties draw:stroke="solid" svg:stroke-width="0.0492in" svg:stroke-color="#8e3b38" draw:marker-start="" draw:marker-start-width="0.139in" draw:marker-start-center="false" draw:marker-end="" draw:marker-end-width="0.139in" draw:marker-end-center="false" draw:fill="solid" draw:fill-color="#c0504d" draw:textarea-horizontal-align="justify" draw:textarea-vertical-align="middle" draw:auto-grow-height="false" draw:fit-to-size="false" style:shrink-to-fit="false" fo:min-height="0.1654in" fo:min-width="0.898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17" style:family="graphic">
      <style:graphic-properties draw:stroke="solid" svg:stroke-width="0.0492in" svg:stroke-color="#3a5f8b" draw:marker-start="" draw:marker-start-width="0.139in" draw:marker-start-center="false" draw:marker-end="" draw:marker-end-width="0.139in" draw:marker-end-center="false" draw:fill="solid" draw:fill-color="#4f81bd" draw:textarea-horizontal-align="justify" draw:textarea-vertical-align="bottom" draw:auto-grow-height="false" draw:fit-to-size="false" style:shrink-to-fit="false" fo:min-height="0.6201in" fo:min-width="0.9965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18" style:family="graphic">
      <style:graphic-properties draw:stroke="solid" svg:stroke-width="0.0492in" svg:stroke-color="#8e3b38" draw:marker-start="" draw:marker-start-width="0.139in" draw:marker-start-center="false" draw:marker-end="" draw:marker-end-width="0.139in" draw:marker-end-center="false" draw:fill="solid" draw:fill-color="#c0504d" draw:textarea-horizontal-align="justify" draw:textarea-vertical-align="middle" draw:auto-grow-height="false" draw:fit-to-size="false" style:shrink-to-fit="false" fo:min-height="0.1654in" fo:min-width="0.8972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19" style:family="graphic">
      <style:graphic-properties draw:stroke="solid" svg:stroke-width="0.0492in" svg:stroke-color="#3a5f8b" draw:marker-start="" draw:marker-start-width="0.139in" draw:marker-start-center="false" draw:marker-end="" draw:marker-end-width="0.139in" draw:marker-end-center="false" draw:fill="solid" draw:fill-color="#4f81bd" draw:textarea-horizontal-align="justify" draw:textarea-vertical-align="bottom" draw:auto-grow-height="false" draw:fit-to-size="false" style:shrink-to-fit="false" fo:min-height="0.6201in" fo:min-width="0.9965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0" style:family="graphic">
      <style:graphic-properties draw:stroke="solid" svg:stroke-width="0.0492in" svg:stroke-color="#8e3b38" draw:marker-start="" draw:marker-start-width="0.139in" draw:marker-start-center="false" draw:marker-end="" draw:marker-end-width="0.139in" draw:marker-end-center="false" draw:fill="solid" draw:fill-color="#c0504d" draw:textarea-horizontal-align="justify" draw:textarea-vertical-align="middle" draw:auto-grow-height="false" draw:fit-to-size="false" style:shrink-to-fit="false" fo:min-height="0.1654in" fo:min-width="0.898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1" style:family="graphic">
      <style:graphic-properties draw:stroke="solid" svg:stroke-width="0.0492in" svg:stroke-color="#377f92" draw:marker-start="" draw:marker-start-width="0.139in" draw:marker-start-center="false" draw:marker-end="" draw:marker-end-width="0.139in" draw:marker-end-center="false" draw:fill="solid" draw:fill-color="#4bacc6" draw:textarea-horizontal-align="justify" draw:textarea-vertical-align="middle" draw:auto-grow-height="false" draw:fit-to-size="false" style:shrink-to-fit="false" fo:min-height="0.5661in" fo:min-width="4.1354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2" style:family="graphic">
      <style:graphic-properties draw:stroke="solid" svg:stroke-width="0.0492in" svg:stroke-color="#8e3b38" draw:marker-start="" draw:marker-start-width="0.139in" draw:marker-start-center="false" draw:marker-end="" draw:marker-end-width="0.139in" draw:marker-end-center="false" draw:fill="solid" draw:fill-color="#c0504d" draw:textarea-horizontal-align="justify" draw:textarea-vertical-align="middle" draw:auto-grow-height="false" draw:fit-to-size="false" style:shrink-to-fit="false" fo:min-height="0.3028in" fo:min-width="0.2126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3" style:family="graphic">
      <style:graphic-properties draw:stroke="solid" svg:stroke-width="0.0492in" svg:stroke-color="#8e3b38" draw:marker-start="" draw:marker-start-width="0.139in" draw:marker-start-center="false" draw:marker-end="" draw:marker-end-width="0.139in" draw:marker-end-center="false" draw:fill="solid" draw:fill-color="#c0504d" draw:textarea-horizontal-align="justify" draw:textarea-vertical-align="middle" draw:auto-grow-height="false" draw:fit-to-size="false" style:shrink-to-fit="false" fo:min-height="0.3028in" fo:min-width="0.2602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4" style:family="graphic">
      <style:graphic-properties draw:stroke="solid" svg:stroke-width="0.0492in" svg:stroke-color="#8e3b38" draw:marker-start="" draw:marker-start-width="0.139in" draw:marker-start-center="false" draw:marker-end="" draw:marker-end-width="0.139in" draw:marker-end-center="false" draw:fill="solid" draw:fill-color="#c0504d" draw:textarea-horizontal-align="justify" draw:textarea-vertical-align="middle" draw:auto-grow-height="false" draw:fit-to-size="false" style:shrink-to-fit="false" fo:min-height="0.3028in" fo:min-width="0.2602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5" style:family="graphic">
      <style:graphic-properties draw:stroke="solid" svg:stroke-width="0.0492in" svg:stroke-color="#8e3b38" draw:marker-start="" draw:marker-start-width="0.139in" draw:marker-start-center="false" draw:marker-end="" draw:marker-end-width="0.139in" draw:marker-end-center="false" draw:fill="solid" draw:fill-color="#c0504d" draw:textarea-horizontal-align="justify" draw:textarea-vertical-align="middle" draw:auto-grow-height="false" draw:fit-to-size="false" style:shrink-to-fit="false" fo:min-height="0.3035in" fo:min-width="0.2598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6" style:family="graphic">
      <style:graphic-properties draw:stroke="solid" svg:stroke-width="0.0736in" svg:stroke-color="#000000" draw:marker-start="msArrowEnd_20_5" draw:marker-start-width="0.2209in" draw:marker-start-center="false" draw:marker-end="msArrowEnd_20_5" draw:marker-end-width="0.2209in" draw:marker-end-center="false" draw:fill="none" draw:fill-color="#729fcf" draw:textarea-horizontal-align="justify" draw:textarea-vertical-align="top" draw:auto-grow-height="false" fo:min-height="1.4854in" fo:min-width="1.5898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7" style:family="graphic">
      <style:graphic-properties draw:stroke="solid" svg:stroke-width="0.0736in" svg:stroke-color="#000000" draw:marker-start="msArrowEnd_20_5" draw:marker-start-width="0.2209in" draw:marker-start-center="false" draw:marker-end="msArrowEnd_20_5" draw:marker-end-width="0.2209in" draw:marker-end-center="false" draw:fill="none" draw:fill-color="#729fcf" draw:textarea-horizontal-align="justify" draw:textarea-vertical-align="top" draw:auto-grow-height="false" fo:min-height="1.4854in" fo:min-width="0.7882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  <style:style style:name="gr28" style:family="graphic">
      <style:graphic-properties draw:stroke="solid" svg:stroke-width="0.0736in" svg:stroke-color="#000000" draw:marker-start="msArrowEnd_20_5" draw:marker-start-width="0.2209in" draw:marker-start-center="false" draw:marker-end="msArrowEnd_20_5" draw:marker-end-width="0.2209in" draw:marker-end-center="false" draw:fill="none" draw:fill-color="#729fcf" draw:textarea-horizontal-align="justify" draw:textarea-vertical-align="top" draw:auto-grow-height="false" fo:min-height="1.4854in" fo:min-width="0in" fo:padding-top="0.0866in" fo:padding-bottom="0.0866in" fo:padding-left="0.1736in" fo:padding-right="0.1736in" fo:wrap-option="wrap" draw:shadow="hidden" draw:shadow-offset-x="0.139in" draw:shadow-offset-y="0.139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群組 11" draw:style-name="gr1"><draw:custom-shape draw:name="Rectangle 8" draw:style-name="gr2" draw:text-style-name="P2" svg:width="2.7567in" svg:height="0.4213in" svg:x="0.3146in" svg:y="0.0008in"><text:p text:style-name="P1"><text:span text:style-name="T1">User Appli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群組 13" draw:style-name="gr3"><draw:custom-shape draw:name="Rectangle 5" draw:style-name="gr4" draw:text-style-name="P2" svg:width="2.7567in" svg:height="0.4205in" svg:x="0.3146in" svg:y="0.6307in"><text:p text:style-name="P1"><text:span text:style-name="T1">vGPU Dri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" draw:style-name="gr5" draw:text-style-name="P2" svg:width="2.7567in" svg:height="0.4205in" svg:x="0.3146in" svg:y="1.1138in"><text:p text:style-name="P1"><text:span text:style-name="T1">Front E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Rectangle 4" draw:style-name="gr6" draw:text-style-name="P2" svg:width="2.7567in" svg:height="0.4213in" svg:x="0.3146in" svg:y="3.8764in"><text:p text:style-name="P1"><text:span text:style-name="T1">GP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7" draw:text-style-name="P2" svg:width="2.7567in" svg:height="0.4205in" svg:x="0.3146in" svg:y="3.398in"><text:p text:style-name="P1"><text:span text:style-name="T1">GPU Dri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" draw:style-name="gr8" draw:text-style-name="P2" svg:width="2.7567in" svg:height="0.4213in" svg:x="0.3146in" svg:y="2.9189in"><text:p text:style-name="P1"><text:span text:style-name="T1">OpenGL/DiretX AP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" draw:style-name="gr9" draw:text-style-name="P2" svg:width="2.7567in" svg:height="0.4205in" svg:x="0.3146in" svg:y="2.4417in"><text:p text:style-name="P1"><text:span text:style-name="T1">Back E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直線單箭頭接點 18" draw:style-name="gr10" draw:text-style-name="P3" svg:width="0.0012in" svg:height="0.9067in" svg:x="1.6925in" svg:y="1.5346in"><text:p/><draw:enhanced-geometry draw:mirror-horizontal="false" draw:mirror-vertical="false" svg:viewBox="0 0 21600 21600" draw:type="mso-spt32" draw:enhanced-path="M 0 0 L 21600 21600 N"/></draw:custom-shape><draw:custom-shape draw:name="Text Box 14" draw:style-name="gr11" draw:text-style-name="P5" svg:width="2.2976in" svg:height="0.4524in" svg:x="0in" svg:y="1.7634in"><text:p text:style-name="P4"><text:span text:style-name="T2">Channe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Shape1" draw:style-name="gr1"><draw:g draw:name="群組 21" draw:style-name="gr3"><draw:custom-shape draw:name="矩形 22" draw:style-name="gr12" draw:text-style-name="P7" svg:width="4.4823in" svg:height="0.4232in" svg:x="0.0008in" svg:y="1.4189in"><text:p text:style-name="P6"><text:span text:style-name="T1">Host O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矩形 23" draw:style-name="gr13" draw:text-style-name="P8" svg:width="4.4807in" svg:height="0.4224in" svg:x="0.0035in" svg:y="0.9in"><text:p text:style-name="P6"><text:span text:style-name="T1">Hypervis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矩形 24" draw:style-name="gr14" draw:text-style-name="P9" svg:width="1.2449in" svg:height="0.3394in" svg:x="0.1161in" svg:y="0.937in"><text:p text:style-name="P6"><text:span text:style-name="T3">PF dri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群組 25" draw:style-name="gr3"><draw:g draw:name="群組 27" draw:style-name="gr3"><draw:custom-shape draw:name="矩形 36" draw:style-name="gr15" draw:text-style-name="P10" svg:width="1.3433in" svg:height="0.7933in" svg:x="0.0669in" svg:y="0.0008in"><text:p text:style-name="P6"><text:span text:style-name="T1">V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矩形 38" draw:style-name="gr16" draw:text-style-name="P9" svg:width="1.2449in" svg:height="0.3386in" svg:x="0.1106in" svg:y="0.0799in"><text:p text:style-name="P6"><text:span text:style-name="T3">VF dri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群組 28" draw:style-name="gr3"><draw:custom-shape draw:name="矩形 33" draw:style-name="gr17" draw:text-style-name="P10" svg:width="1.3433in" svg:height="0.7933in" svg:x="1.5709in" svg:y="0.0008in"><text:p text:style-name="P6"><text:span text:style-name="T1">V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矩形 35" draw:style-name="gr18" draw:text-style-name="P9" svg:width="1.2441in" svg:height="0.3386in" svg:x="1.6209in" svg:y="0.0799in"><text:p text:style-name="P6"><text:span text:style-name="T3">VF dri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群組 29" draw:style-name="gr3"><draw:custom-shape draw:name="矩形 30" draw:style-name="gr19" draw:text-style-name="P10" svg:width="1.3433in" svg:height="0.7933in" svg:x="3.076in" svg:y="0.0008in"><text:p text:style-name="P6"><text:span text:style-name="T1">V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矩形 32" draw:style-name="gr20" draw:text-style-name="P9" svg:width="1.2449in" svg:height="0.3386in" svg:x="3.1252in" svg:y="0.0799in"><text:p text:style-name="P6"><text:span text:style-name="T3">VF dri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name="矩形 26" draw:style-name="gr21" draw:text-style-name="P12" svg:width="4.4823in" svg:height="0.7394in" svg:x="0.0008in" svg:y="1.9374in"><text:p text:style-name="P11"><text:span text:style-name="T1">Device(GPU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群組 52" draw:style-name="gr3"><draw:custom-shape draw:name="矩形 1" draw:style-name="gr22" draw:text-style-name="P9" svg:width="0.5594in" svg:height="0.476in" svg:x="1.7079in" svg:y="2.0787in"><text:p text:style-name="P6"><text:span text:style-name="T4">P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矩形 41" draw:style-name="gr23" draw:text-style-name="P9" svg:width="0.6071in" svg:height="0.476in" svg:x="2.3669in" svg:y="2.0787in"><text:p text:style-name="P6"><text:span text:style-name="T4">V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矩形 42" draw:style-name="gr24" draw:text-style-name="P9" svg:width="0.6071in" svg:height="0.476in" svg:x="3.076in" svg:y="2.0787in"><text:p text:style-name="P6"><text:span text:style-name="T4">V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矩形 43" draw:style-name="gr25" draw:text-style-name="P9" svg:width="0.6067in" svg:height="0.4768in" svg:x="3.7846in" svg:y="2.078in"><text:p text:style-name="P6"><text:span text:style-name="T4">V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直線單箭頭接點 45" draw:style-name="gr26" draw:text-style-name="P13" svg:width="1.937in" svg:height="1.6594in" svg:x="0.7327in" svg:y="0.4189in"><text:p/><draw:enhanced-geometry draw:mirror-horizontal="false" draw:mirror-vertical="false" svg:viewBox="0 0 21600 21600" draw:type="mso-spt32" draw:enhanced-path="M 0 0 L 21600 21600 N"/></draw:custom-shape><draw:custom-shape draw:name="直線單箭頭接點 46" draw:style-name="gr27" draw:text-style-name="P13" svg:width="1.1358in" svg:height="1.6594in" svg:x="2.2433in" svg:y="0.4189in"><text:p/><draw:enhanced-geometry draw:mirror-horizontal="false" draw:mirror-vertical="false" svg:viewBox="0 0 21600 21600" draw:type="mso-spt32" draw:enhanced-path="M 0 0 L 21600 21600 N"/></draw:custom-shape><draw:custom-shape draw:name="直線單箭頭接點 47" draw:style-name="gr28" draw:text-style-name="P13" svg:width="0.3398in" svg:height="1.6594in" svg:x="3.748in" svg:y="0.4189in"><text:p/><draw:enhanced-geometry draw:mirror-horizontal="fals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0:28:50.160525156</meta:creation-date>
    <dc:date>2018-08-10T10:38:52.099908739</dc:date>
    <meta:editing-duration>PT10M2S</meta:editing-duration>
    <meta:editing-cycles>2</meta:editing-cycles>
    <meta:generator>LibreOffice/6.1.0.3$Linux_X86_64 LibreOffice_project/1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